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Verdana, Arial, Helvetica, sans-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ac65" officeooo:paragraph-rsid="001fac65"/>
    </style:style>
    <style:style style:name="P2"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style:style>
    <style:style style:name="P3"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4"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fo:padding="0in" fo:border="none"/>
    </style:style>
    <style:style style:name="P5"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bold"/>
    </style:style>
    <style:style style:name="P6"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10pt" fo:letter-spacing="normal" fo:font-style="normal" fo:font-weight="normal" fo:padding="0in" fo:border="none"/>
    </style:style>
    <style:style style:name="P7"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style>
    <style:style style:name="P8"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padding="0in" fo:border="none"/>
    </style:style>
    <style:style style:name="P9" style:family="paragraph" style:parent-style-name="Heading_20_2">
      <style:text-properties officeooo:rsid="001fac65" officeooo:paragraph-rsid="001fac65"/>
    </style:style>
    <style:style style:name="P10" style:family="paragraph" style:parent-style-name="Heading_20_2">
      <style:text-properties fo:font-variant="normal" fo:text-transform="none" fo:color="#000000" style:font-name="Tahoma" fo:font-size="18pt" fo:letter-spacing="normal" fo:font-style="normal" fo:font-weight="bold" officeooo:rsid="001fac65" officeooo:paragraph-rsid="001fac65"/>
    </style:style>
    <style:style style:name="T1" style:family="text">
      <style:text-properties fo:font-variant="normal" fo:text-transform="none" fo:color="#000000" style:font-name="arial" fo:font-size="10pt" fo:letter-spacing="normal" fo:font-style="normal" fo:font-weight="normal"/>
    </style:style>
    <style:style style:name="T2" style:family="text">
      <style:text-properties fo:font-variant="normal" fo:text-transform="none" fo:color="#000000" style:font-name="arial" fo:font-size="10pt" fo:letter-spacing="normal" fo:font-style="normal" fo:font-weight="normal" fo:padding="0in" fo:border="none"/>
    </style:style>
    <style:style style:name="T3" style:family="text">
      <style:text-properties fo:font-variant="normal" fo:text-transform="none" fo:color="#000000" style:font-name="arial" fo:font-size="10pt" fo:letter-spacing="normal" fo:font-style="normal" fo:font-weight="bold"/>
    </style:style>
    <style:style style:name="T4" style:family="text">
      <style:text-properties fo:font-variant="normal" fo:text-transform="none" fo:color="#000000" style:font-name="arial" fo:font-size="10pt" fo:letter-spacing="normal" fo:font-style="normal" fo:font-weight="bold" fo:padding="0in" fo:border="none"/>
    </style:style>
    <style:style style:name="T5" style:family="text">
      <style:text-properties fo:font-variant="normal" fo:text-transform="none" fo:color="#000000" style:font-name="arial" fo:font-size="10pt" fo:letter-spacing="normal" fo:font-style="italic" fo:font-weight="bold"/>
    </style:style>
    <style:style style:name="T6" style:family="text">
      <style:text-properties fo:font-variant="normal" fo:text-transform="none" fo:color="#000000" style:font-name="arial" fo:font-size="10pt" fo:letter-spacing="normal" fo:font-style="italic" fo:font-weight="normal"/>
    </style:style>
    <style:style style:name="T7" style:family="text">
      <style:text-properties fo:font-variant="normal" fo:text-transform="none" fo:color="#000000" style:font-name="arial" fo:font-size="10pt" fo:letter-spacing="normal" fo:font-style="italic" fo:font-weight="normal" fo:padding="0in" fo:border="none"/>
    </style:style>
    <style:style style:name="T8" style:family="text">
      <style:text-properties fo:font-variant="normal" fo:text-transform="none" fo:color="#000000" style:font-name="arial" fo:font-size="9.75pt" fo:letter-spacing="normal" fo:font-style="normal" fo:font-weight="normal"/>
    </style:style>
    <style:style style:name="T9" style:family="text">
      <style:text-properties fo:font-variant="normal" fo:text-transform="none" fo:color="#000000" style:font-name="arial" fo:font-size="9.75pt" fo:letter-spacing="normal" fo:font-style="normal" fo:font-weight="normal" fo:padding="0in" fo:border="none"/>
    </style:style>
    <style:style style:name="T10" style:family="text">
      <style:text-properties fo:font-variant="normal" fo:text-transform="none" fo:color="#000000" style:font-name="arial" fo:font-size="9.75pt" fo:letter-spacing="normal" fo:font-style="normal" fo:font-weight="bold"/>
    </style:style>
    <style:style style:name="T11" style:family="text">
      <style:text-properties fo:font-variant="normal" fo:text-transform="none" fo:color="#000000" style:font-name="arial" fo:font-size="9.75pt" fo:letter-spacing="normal" fo:font-style="normal" fo:font-weight="bold" fo:padding="0in" fo:border="none"/>
    </style:style>
    <style:style style:name="T12" style:family="text">
      <style:text-properties fo:font-variant="normal" fo:text-transform="none" fo:color="#000000" style:font-name="arial" fo:font-size="9.75pt" fo:letter-spacing="normal" fo:font-style="italic" fo:font-weight="normal"/>
    </style:style>
    <style:style style:name="T13" style:family="text">
      <style:text-properties fo:font-variant="normal" fo:text-transform="none" fo:color="#000000" style:font-name="arial" fo:font-size="9.75pt" fo:letter-spacing="normal" fo:font-style="italic" fo:font-weight="normal" fo:padding="0in" fo:border="none"/>
    </style:style>
    <style:style style:name="T14" style:family="text">
      <style:text-properties fo:font-variant="normal" fo:text-transform="none" fo:color="#000000" style:font-name="arial" fo:font-size="9.75pt" fo:letter-spacing="normal" fo:font-style="italic" fo:font-weight="bold"/>
    </style:style>
    <style:style style:name="T15" style:family="text">
      <style:text-properties fo:font-variant="normal" fo:text-transform="none" fo:color="#000000" style:font-name="arial" fo:font-size="9.75pt" fo:letter-spacing="normal" fo:font-style="italic" fo:font-weight="bold" fo:padding="0in" fo:border="none"/>
    </style:style>
    <style:style style:name="T16" style:family="text">
      <style:text-properties fo:font-variant="normal" fo:text-transform="none" fo:color="#000000" style:font-name="Tahoma" fo:font-size="18pt" fo:letter-spacing="normal" fo:font-style="normal" fo:font-weight="bold"/>
    </style:style>
    <style:style style:name="T17" style:family="text">
      <style:text-properties fo:font-variant="normal" fo:text-transform="none" fo:color="#697f55" style:text-line-through-style="none" style:text-line-through-type="none" style:font-name="arial" fo:font-size="10pt" fo:letter-spacing="normal" fo:font-style="normal" style:text-underline-style="none" fo:font-weight="normal" style:text-blinking="false"/>
    </style:style>
    <style:style style:name="T18" style:family="text">
      <style:text-properties fo:font-variant="normal" fo:text-transform="none" fo:color="#697f55" style:text-line-through-style="none" style:text-line-through-type="none" style:font-name="arial" fo:font-size="10pt" fo:letter-spacing="normal" fo:font-style="normal" style:text-underline-style="none" fo:font-weight="normal" style:text-blinking="false" fo:padding="0in" fo:border="none"/>
    </style:style>
    <style:style style:name="T19" style:family="text">
      <style:text-properties fo:font-variant="normal" fo:text-transform="none" fo:color="#697f55" style:text-line-through-style="none" style:text-line-through-type="none" style:font-name="arial" fo:font-size="9.75pt" fo:letter-spacing="normal" fo:font-style="normal" style:text-underline-style="none" fo:font-weight="normal" style:text-blinking="false"/>
    </style:style>
    <style:style style:name="T20" style:family="text">
      <style:text-properties fo:font-variant="normal" fo:text-transform="none" fo:color="#697f55" style:text-line-through-style="none" style:text-line-through-type="none" style:font-name="arial" fo:font-size="9.75pt" fo:letter-spacing="normal" fo:font-style="italic" style:text-underline-style="none" fo:font-weight="normal" style:text-blinking="false"/>
    </style:style>
    <style:style style:name="T21" style:family="text">
      <style:text-properties fo:font-style="italic"/>
    </style:style>
    <style:style style:name="T22" style:family="text">
      <style:text-properties fo:font-weight="bold"/>
    </style:style>
    <style:style style:name="T23" style:family="text">
      <style:text-properties fo:padding="0in" fo: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span text:style-name="T16">1 Entendendo o hardware</text:span></text:h>
      <text:p text:style-name="P3">O objetivo desta unidade é examinar detalhes do funcionamento do hardware para entender estratégias adotadas pelo SO. Isso significa entender logicamente o modo de funcionamento de um processador, das formas de interconexão de controladores e dispositivos ao computador, dos canais de comunicação disponíveis para transferência de dados entre processador e controladores, da possibilidade de acesso direto à memória pelos controladores, dos anéis de privilégio de execução e das instruções disponíveis, dos registradores da CPU e de suas finalidades, dos mecanismos de endereçamento direto e indireto, da memória virtual, de processos e seus contextos de execução, da criação e da troca de contextos, do mecanismo de interrupções, do tratamento de interrupções apoiado pelo processador, das atividades a executar na ocorrência de uma interrupção, de exceções e da instrução de chamada de interrupção. </text:p>
      <text:p text:style-name="P3">Com isso, e mais alguns detalhes, podemos pensar nas estratégias que o SO pode adotar :-)</text:p>
      <text:h text:style-name="P10" text:outline-level="2">2 Arquitetura de Von Neumann</text:h>
      <text:p text:style-name="P7"><text:span text:style-name="T1">De maneira geral, um computador funciona na forma de um ciclo de busca de instrução de uma posição de memória, definida pelo conteúdo de um registrador, e execução dessa instrução internamente. A maioria dos computadores é organizada de acordo com uma lógica derivada da </text:span><text:a xlink:type="simple" xlink:href="http://en.wikipedia.org/wiki/Von_Neumann_architecture"><text:span text:style-name="T17">arquitetura de Von Neumann.</text:span></text:a></text:p>
      <text:p text:style-name="P7"><text:span text:style-name="T8">O objetivo do processador é executar instruções na sequência em que se encontram na memória, podendo haver desvios entre regiões. Instruções podem ser cálculos, transferências de valores envolvendo registradores e/ou posições de memória, ou interações com controladores de dispositivos. Essas instruções fazem parte do repertório de </text:span><text:a xlink:type="simple" xlink:href="http://en.wikipedia.org/wiki/X86_instruction_listings"><text:span text:style-name="T19">instruções</text:span></text:a><text:span text:style-name="T8"> do processador, como pode ser visto no manual de processadores </text:span><text:a xlink:type="simple" xlink:href="http://www.intel.com/content/dam/www/public/us/en/documents/manuals/64-ia-32-architectures-software-developer-instruction-set-reference-manual-325383.pdf"><text:span text:style-name="T19">Intel</text:span></text:a><text:span text:style-name="T8">, por exemplo.</text:span></text:p>
      <text:p text:style-name="P7"><text:span text:style-name="T8">Logicamente, o ciclo de busca e execução (</text:span><text:span text:style-name="Emphasis"><text:span text:style-name="T12">fetch-execute</text:span></text:span><text:span text:style-name="T8">) de um processador pode ser representado da seguinte forma:</text:span></text:p>
      <text:p text:style-name="P7"><text:span text:style-name="Emphasis"><text:span text:style-name="T12">loop {</text:span></text:span><text:span text:style-name="T8"><text:line-break/></text:span><text:span text:style-name="Emphasis"><text:span text:style-name="T8">   </text:span></text:span><text:span text:style-name="Emphasis"><text:span text:style-name="T12">RI &lt;- MEM [ PC ]     </text:span></text:span><text:span text:style-name="T8">// busca instrução da memória, se não puder obtê-la do cache<text:line-break/></text:span><text:span text:style-name="Emphasis"><text:span text:style-name="T8">   </text:span></text:span><text:span text:style-name="Emphasis"><text:span text:style-name="T12">PC &lt;- PC +1</text:span></text:span><text:span text:style-name="T8">              // incrementa de acordo com o tamanho da palavra; +4 p/ 32 bits<text:line-break/></text:span><text:span text:style-name="Emphasis"><text:span text:style-name="T8">   </text:span></text:span><text:span text:style-name="Emphasis"><text:span text:style-name="T12">Exec RI                </text:span></text:span><text:span text:style-name="T8">      // decodifica e executa a instrução <text:line-break/></text:span><text:span text:style-name="Emphasis"><text:span text:style-name="T8">   </text:span></text:span><text:span text:style-name="Emphasis"><text:span text:style-name="T12">INT ou exceção ? trata int</text:span></text:span><text:span text:style-name="T8"><text:line-break/></text:span><text:span text:style-name="Emphasis"><text:span text:style-name="T12">}</text:span></text:span></text:p>
      <text:p text:style-name="P7"><text:span text:style-name="T8">Na prática, processadores têm um </text:span><text:a xlink:type="simple" xlink:href="http://en.wikipedia.org/wiki/Instruction_pipeline"><text:span text:style-name="T19">pipelin</text:span></text:a><text:span text:style-name="T8">e interno, que sobrepõe atividades, realiza a busca antecipada de dados, etc. Um aspecto importante a observar nesse ciclo é o funcionamento do </text:span><text:a xlink:type="simple" xlink:href="http://en.wikipedia.org/wiki/CPU_cache"><text:span text:style-name="Emphasis"><text:span text:style-name="T20">cache</text:span></text:span></text:a><text:span text:style-name="T8">. Dados não são buscados byte a byte da memória, mas sempre em blocos do tamanho da linha de cache do processador, tipicamente 64 bytes de cada vez. Como acessos consecutivos tendem a ocorrer na mesma região de memória, o que caracteriza </text:span><text:a xlink:type="simple" xlink:href="http://en.wikipedia.org/wiki/Locality_of_reference"><text:span text:style-name="T19">localidade</text:span></text:a><text:span text:style-name="T8"> (espacial ou temporal), é comum que os dados buscados depois de um acesso recente à memória sejam obtidos diretamente do cache. Isso significa melhor desempenho na busca de instruções e também que o barramento de acesso à memória acaba ficando livre para acesso direto via DMA por outros controladores.</text:span></text:p>
      <text:p text:style-name="P7"><text:span text:style-name="T8">Esse ciclo é válido desde o instante  em que o computador é ligado. Isso significa que para o </text:span><text:a xlink:type="simple" xlink:href="http://en.wikipedia.org/wiki/Booting"><text:span text:style-name="Emphasis"><text:span text:style-name="T20">boot</text:span></text:span></text:a><text:span text:style-name="T8"> do SO é preciso que já exista algum </text:span><text:a xlink:type="simple" xlink:href="https://moodle.dc.ufscar.br/mod/assign/view.php?id=7356"><text:span text:style-name="T19">programa</text:span></text:a><text:span text:style-name="T8"> a executar na memória. Como a memória RAM é volátil, contudo, apela-se para a ajuda da </text:span><text:a xlink:type="simple" xlink:href="http://en.wikipedia.org/wiki/BIOS"><text:span text:style-name="T19">BIOS</text:span></text:a><text:span text:style-name="T8">. Trata-se de um </text:span><text:span text:style-name="Emphasis"><text:span text:style-name="T12">firmware</text:span></text:span><text:span text:style-name="T8"> mantido numa memória não volátil, mas que é endereçada como RAM. Assim, no </text:span><text:span text:style-name="Emphasis"><text:span text:style-name="T12">boot</text:span></text:span><text:span text:style-name="T8">, é forçado um valor para o PC (CS + EIP), que é um endereço que dá acesso ao </text:span><text:a xlink:type="simple" xlink:href="https://moodle.dc.ufscar.br/mod/assign/view.php?id=7356"><text:span text:style-name="T19">programa</text:span></text:a><text:span text:style-name="T8"> básico de entrada e saída mantido tipicamente numa memória </text:span><text:span text:style-name="Emphasis"><text:span text:style-name="T12">flash. </text:span></text:span></text:p>
      <text:p text:style-name="P7"><text:span text:style-name="T8">A função do </text:span><text:a xlink:type="simple" xlink:href="https://moodle.dc.ufscar.br/mod/assign/view.php?id=7356"><text:span text:style-name="T19">programa</text:span></text:a><text:span text:style-name="T8"> da BIOS é realizar o teste inicial do sistema (</text:span><text:a xlink:type="simple" xlink:href="http://en.wikipedia.org/wiki/Power-on_self_test"><text:span text:style-name="Emphasis"><text:span text:style-name="T20">power-on self test</text:span></text:span></text:a><text:span text:style-name="T8">), e carregar software de uma unidade de armazenamento  e transferir o controle da CPU para ele. Uma versão substituta e padronizada da BIOS é chamada </text:span><text:a xlink:type="simple" xlink:href="http://en.wikipedia.org/wiki/Unified_Extensible_Firmware_Interface"><text:span text:style-name="T19">UEFI</text:span></text:a><text:span text:style-name="T8">, que amplia a interface e as funcionalidades deste </text:span><text:span text:style-name="Emphasis"><text:span text:style-name="T12">firmware</text:span></text:span><text:span text:style-name="T8">. </text:span></text:p>
      <text:p text:style-name="P1"/>
      <text:h text:style-name="P10" text:outline-level="2"><text:bookmark text:name="yui_3_9_1_2_1412686444781_245"/>3 Interrupções</text:h>
      <text:p text:style-name="P7"><text:span text:style-name="T8">Retornando à operação interna do processador, observa-se que o ciclo de busca e execução de instruções só é alterado na ocorrência de interrupções. Uma </text:span><text:a xlink:type="simple" xlink:href="http://en.wikipedia.org/wiki/Interrupt"><text:span text:style-name="T17">interrupção</text:span></text:a><text:span text:style-name="T8"> é um sinal ao processador, gerado para indicar que há algum evento que precisa de atenção. Interrupções podem ocorrer em decorrência de uma exceção na execução de instruções, ou porque um controlador requer a atenção da CPU. Exemplos de interrupções externas incluem aquelas geradas pelo controlador de disco, pelo controlador do teclado, pela interface de rede e, de maneira geral, por qualquer controlador de dispositivo ligado às linhas de controle do barramento do computador. </text:span><text:a xlink:type="simple" xlink:href="http://wiki.osdev.org/Exceptions"><text:span text:style-name="T19">Exceções</text:span></text:a><text:span text:style-name="T8"> estão associadas à impossibilidade de executar uma instrução, como numa tentativa de divisão por zero, na tentativa de acesso a uma posição inválida da memória, no caso de uma instrução </text:span><text:soft-page-break/><text:span text:style-name="T8">inexistente ou com parâmetros incorretos, ou numa falta de página. Também é possível gerar uma interrupção através da instrução </text:span><text:span text:style-name="Emphasis"><text:span text:style-name="T12">INT n</text:span></text:span><text:span text:style-name="T8">.</text:span></text:p>
      <text:p text:style-name="P7"><text:span text:style-name="T8">Na ocorrência de uma </text:span><text:a xlink:type="simple" xlink:href="http://wiki.osdev.org/Interrupts"><text:span text:style-name="T19">interrupção</text:span></text:a><text:span text:style-name="T8">, externa ou exceção, o processador deverá suspender sua atividade atual e passar à execução de uma rotina de tratamento apropriada. </text:span></text:p>
      <text:p text:style-name="P7"><text:span text:style-name="T8">Para suspender a execução atual é preciso salvar o estado do processador, que corresponde aos valores nos </text:span><text:span text:style-name="Strong_20_Emphasis"><text:span text:style-name="T10">registradores</text:span></text:span><text:span text:style-name="T8">. Assim, ao ocorrer uma exceção na execução corrente, ou ao detectar que a linha de interrupção externa está ativa depois de executar a instrução corrente, </text:span><text:span text:style-name="Strong_20_Emphasis"><text:span text:style-name="T10">o próprio processador</text:span></text:span><text:span text:style-name="T8"> começa esse salvamento, copiando para a pilha o valor do registrador de </text:span><text:span text:style-name="Strong_20_Emphasis"><text:span text:style-name="Emphasis"><text:span text:style-name="T14">Flags</text:span></text:span></text:span><text:span text:style-name="T8"> e dos registradores </text:span><text:span text:style-name="Strong_20_Emphasis"><text:span text:style-name="T10">CS</text:span></text:span><text:span text:style-name="T8"> e </text:span><text:span text:style-name="Strong_20_Emphasis"><text:span text:style-name="T10">EIP </text:span></text:span><text:span text:style-name="T8">(</text:span><text:span text:style-name="Emphasis"><text:span text:style-name="T12">push EFLAGS, push CS, push EIP</text:span></text:span><text:span text:style-name="T8">)</text:span><text:span text:style-name="Strong_20_Emphasis"><text:span text:style-name="T10">, </text:span></text:span><text:span text:style-name="T8">que indicam o endereço da próxima instrução a executar e o status da execução das instruções mais recentes. Esse salvamento é feito numa área de memória reservada para a </text:span><text:span text:style-name="Strong_20_Emphasis"><text:span text:style-name="T3">pilha modo </text:span></text:span><text:span text:style-name="Strong_20_Emphasis"><text:span text:style-name="Emphasis"><text:span text:style-name="T5">kernel</text:span></text:span></text:span><text:span text:style-name="T8"> da </text:span><text:span text:style-name="Emphasis"><text:span text:style-name="T6">thread</text:span></text:span><text:span text:style-name="T8"> atual. Vale saber que, para cada </text:span><text:span text:style-name="Emphasis"><text:span text:style-name="T6">thread,</text:span></text:span><text:span text:style-name="T8"> o SO dever reservar uma área de memória para a pilha em cada um dos possíveis anéis de execução. Tipicamente, os SOs usam apenas os anéis 0 e 3. A mudança para uso da pilha no nível 0 ocorre automaticamente quando há uma interrupção.</text:span></text:p>
      <text:p text:style-name="P7"><text:span text:style-name="T8">Resumidamente, para que o endereço da próxima instrução a executar do processo corrente não seja perdido, o processador salva o conteúdo dos registradores de endereço antes de substituí-los pelo endereço da rotina de tratamento estabelecida pelo SO. Esse  salvamento do endereço da instrução atual possibilita a continuação posterior da </text:span><text:span text:style-name="Emphasis"><text:span text:style-name="T12">thread</text:span></text:span><text:span text:style-name="T8"> corrente, exceto em situações em que ela deva ser terminada.</text:span></text:p>
      <text:p text:style-name="P7"><text:span text:style-name="T2">Depois de salvar o endereço da próxima instrução da </text:span><text:span text:style-name="Emphasis"><text:span text:style-name="T7">thread</text:span></text:span><text:span text:style-name="T9"> </text:span><text:span text:style-name="T2">atual, o processador precisa ser desviado para a execução da rotina de tratamento apropriada. Para tanto, existe uma posição da memória que é chamada de </text:span><text:span text:style-name="Strong_20_Emphasis"><text:span text:style-name="T4">vetor de interrupções</text:span></text:span><text:span text:style-name="T9"> </text:span><text:span text:style-name="T2">(</text:span><text:a xlink:type="simple" xlink:href="http://en.wikipedia.org/wiki/Interrupt_descriptor_table"><text:span text:style-name="T18">IDT</text:span></text:a><text:span text:style-name="T2">), onde devem estar os endereços de cada uma das rotinas de tratamento de interrupção. A localização do IDT (endereço e tamanho) é definida por um registrador na CPU (IDTR).</text:span></text:p>
      <text:p text:style-name="P7"><text:span text:style-name="T2">O conteúdo do IDT é </text:span><text:a xlink:type="simple" xlink:href="http://wiki.osdev.org/Interrupt_Descriptor_Table"><text:span text:style-name="T18">preenchido</text:span></text:a><text:span text:style-name="T9"> </text:span><text:span text:style-name="T2">pelo SO, normalmente na fase de boot, quando carrega as rotinas de tratamento para a memória. O </text:span><text:span text:style-name="Strong_20_Emphasis"><text:span text:style-name="T4">processador</text:span></text:span><text:span text:style-name="T9"> </text:span><text:span text:style-name="T2">usa, então, o </text:span><text:span text:style-name="Strong_20_Emphasis"><text:span text:style-name="T4">número</text:span></text:span><text:span text:style-name="T2"> da interrupção ou exceção como um</text:span><text:span text:style-name="Strong_20_Emphasis"><text:span text:style-name="T4">índice</text:span></text:span><text:span text:style-name="T2"> para o vetor de endereços de interrupção, de onde obtém os novos valores para CS e EIP. O processador retoma então seu ciclo de busca e execução de instruções e estará agora executando instruções da rotina de tratamento da interrupção, ou exceção, ocorrida.</text:span></text:p>
      <text:p text:style-name="P6">Resumindo, com a interrupção, o processador é desviado para a execução do SO, ou seja, o SO reassume o controle da CPU sempre que acontece uma interrupção!</text:p>
      <text:p text:style-name="P7"><text:span text:style-name="T9">Pensando na retomada da execução da </text:span><text:span text:style-name="Emphasis"><text:span text:style-name="T13">thread</text:span></text:span><text:span text:style-name="T9"> interrompida ou de alguma outra </text:span><text:span text:style-name="Emphasis"><text:span text:style-name="T13">thread</text:span></text:span><text:span text:style-name="T9"> selecionada para execução, pode-se concluir que a rotina de tratamento deve concluir executando a instrução </text:span><text:span text:style-name="Strong_20_Emphasis"><text:span text:style-name="Emphasis"><text:span text:style-name="T15">iret</text:span></text:span></text:span><text:span text:style-name="T9">, que restaura da pilha os valores de EIP, CS e EFLAGS!</text:span></text:p>
      <text:p text:style-name="P7"><text:span text:style-name="T9">Os números das interrupções variam de 0 a 255, sendo que a faixa de 0 a 31 é reservada pelos desenvolvedores do processador para exceções e interrupções. As posições de 32 a 255 são designadas a interrupções definidas pelo usuário (</text:span><text:span text:style-name="Emphasis"><text:span text:style-name="T13">user-defined</text:span></text:span><text:span text:style-name="T9">) e são geralmente atribuídas às interrupções geradas por dispositivos de E/S externos.</text:span></text:p>
      <text:p text:style-name="P7"><text:span text:style-name="T9">Num sistema Linux, é possível examinar a atribuição e a ocorrência de interrupções exibindo-se o conteúdo do arquivo </text:span><text:span text:style-name="Strong_20_Emphasis"><text:span text:style-name="T11">/proc/interrupts</text:span></text:span><text:span text:style-name="T9">.</text:span></text:p>
      <text:p text:style-name="P1"/>
      <text:h text:style-name="P10" text:outline-level="2"><text:bookmark text:name="yui_3_9_1_2_1412686494412_245"/>4 Aneis de execução</text:h>
      <text:p text:style-name="P3">Modos de operação do processador: Real mode, protected mode, ...</text:p>
      <text:p text:style-name="P3">Aneis de privilégio (privilege level)</text:p>
      <text:p text:style-name="P5">OSDEV {</text:p>
      <text:p text:style-name="P3"><text:span text:style-name="T22">Protected mode</text:span> is the main operating mode of modern Intel processors (and clones) since the 80286 (there in 16 bit). On 80386s and later, the 32 bit Protected Mode (henceforth just called <text:span text:style-name="T21">Protected Mode</text:span>) allows to work with several virtual address spaces, each of which has a maximum of 4GB of addressable memory; and and enables the system to enforce strict memory and hardware I/O protection as well as restricting the available instruction set (so that your application cannot access the hardware directly; while the kernel can).</text:p>
      <text:p text:style-name="P7"><text:span text:style-name="T8">A CPU that is initialized by the </text:span><text:a xlink:type="simple" xlink:href="http://wiki.osdev.org/BIOS"><text:span text:style-name="T19">BIOS</text:span></text:a><text:span text:style-name="T8"> starts in </text:span><text:a xlink:type="simple" xlink:href="http://wiki.osdev.org/Real_Mode"><text:span text:style-name="T19">Real Mode</text:span></text:a><text:span text:style-name="T8">. Enabling Protected Mode unleashes the real power of your CPU. However, it will prevent you from using most of the BIOS interrupts, since these work in Real Mode (unless you have also written a </text:span><text:a xlink:type="simple" xlink:href="http://wiki.osdev.org/Virtual_8086_Mode"><text:span text:style-name="T19">V86</text:span></text:a><text:span text:style-name="T8"> monitor).</text:span></text:p>
      <text:p text:style-name="P7"><text:span text:style-name="T8">Before switching to Protected Mode, you have to disable interrupts, including </text:span><text:a xlink:type="simple" xlink:href="http://wiki.osdev.org/Non_Maskable_Interrupt"><text:span text:style-name="T19">NMI</text:span></text:a><text:span text:style-name="T8"> (as suggested by Intel Developers Manual), possibly enable the </text:span><text:a xlink:type="simple" xlink:href="http://wiki.osdev.org/A20_Line"><text:span text:style-name="T19">A20 Line</text:span></text:a><text:span text:style-name="T8">, and load the </text:span><text:a xlink:type="simple" xlink:href="http://wiki.osdev.org/Global_Descriptor_Table"><text:span text:style-name="T19">Global Descriptor Table</text:span></text:a><text:span text:style-name="T8"> with segment descriptors suitable for code, data, and stack.</text:span></text:p>
      <text:p text:style-name="P7"><text:span text:style-name="T8">Whether the CPU is in </text:span><text:a xlink:type="simple" xlink:href="http://wiki.osdev.org/Real_Mode"><text:span text:style-name="T19">Real Mode</text:span></text:a><text:span text:style-name="T8"> or in Protected Mode is defined by the lowest bit of the CR0 or MSW register.</text:span></text:p>
      <text:p text:style-name="P3">}</text:p>
      <text:p text:style-name="P7"><text:span text:style-name="Strong_20_Emphasis"><text:span text:style-name="T10">Intel processors manual</text:span></text:span><text:span text:style-name="T8"> {</text:span></text:p>
      <text:p text:style-name="P3">15.5.1 I/O Privilege Level</text:p>
      <text:section text:style-name="Sect1" text:name="yui_3_9_1_2_1408544364288_3728">
        <text:p text:style-name="P2"/>
        <text:section text:style-name="Sect1" text:name="yui_3_9_1_2_1408544364288_3727">
          <text:p text:style-name="P2"><text:soft-page-break/></text:p>
          <text:section text:style-name="Sect1" text:name="yui_3_9_1_2_1408544364288_3726">
            <text:p text:style-name="P8"><text:bookmark text:name="yui_3_9_1_2_1408544364288_3725"/>In systems where I/O protection is used, the IOPL field in the EFLAGS register controls access to the I/O address space by restricting use of selected instructions. This protection mechanism permits the operating system or executive to set the privilege level needed to perform I/O. In a typical protection ring model, access to the I/O address space is restricted to privilege levels 0 and 1. Here, kernel and the device drivers are allowed to perform I/O, while less privileged device drivers and application programs are denied access to the I/O address space. Application programs must then make calls to the operating system to perform I/O.</text:p>
            <text:p text:style-name="P4">The following instructions can be executed only if the current privilege level (CPL) of the program or task currently executing is less than or equal to the IOPL: IN, INS, OUT, OUTS, CLI (clear interrupt-enable flag), and STI (set interrupt-enable flag). These instructions are called I/O sensitive instructions, because they are sensitive to the IOPL field. Any attempt by a less privileged program or task to use an I/O sensitive instruction results in a general- protection exception (#GP) being signaled. Because each task has its own copy of the EFLAGS register, each task can have a different IOPL. </text:p>
            <text:p text:style-name="P4">}</text:p>
          </text:section>
        </text:section>
      </text:section>
      <text:p text:style-name="P1"/>
      <text:h text:style-name="P10" text:outline-level="2">5 Controladores de dispositivo</text:h>
      <text:p text:style-name="P3">Barramento</text:p>
      <text:p text:style-name="P3">IO ports</text:p>
      <text:p text:style-name="P3">IO addresses</text:p>
      <text:p text:style-name="P3">Memory mapped IO</text:p>
      <text:p text:style-name="P3">Interrupts</text:p>
      <text:p text:style-name="P3">DMA</text:p>
      <text:p text:style-name="P1"/>
      <text:h text:style-name="P10" text:outline-level="2">6 Chamadas de sistema</text:h>
      <text:p text:style-name="P3">Interface em alto nível</text:p>
      <text:p text:style-name="P3">Instrução de interrupção</text:p>
      <text:p text:style-name="P3">Syscall/sysenter</text:p>
      <text:p text:style-name="P3">Syscall table</text:p>
      <text:p text:style-name="P3">OS adress space mapped into process page table</text:p>
      <text:p text:style-name="P1"/>
      <text:h text:style-name="P10" text:outline-level="2">7 Sistema operacional</text:h>
      <text:p text:style-name="P3">Nesse cenário, um Sistema Operacional (SO) é um conjunto de códigos que têm a função de dividir o tempo de uso do(s) processador(es) entre vários programas a executar. Também cabe ao SO prover algumas funções de acesso aos dispositivos de entrada e saída (E/S), de forma abstrata.</text:p>
      <text:p text:style-name="P3">Já é possível intuir o modo de operação do SO: atribuir o(s) processador(es) de forma alternada para a execução de instruções dos processos ativos; prestar serviços (syscalls) solicitados pelos os programas, instruir os controladores para realizarem transferências de entrada e saída de dados necessárias; tratar interrupções e exceçõ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Verdana, Arial, Helvetica, sans-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les Menato</meta:initial-creator>
    <meta:creation-date>2014-10-07T09:53:24.537315541</meta:creation-date>
    <dc:date>2014-10-07T09:56:44.957673795</dc:date>
    <dc:creator>Thales Menato</dc:creator>
    <meta:editing-duration>P0D</meta:editing-duration>
    <meta:editing-cycles>1</meta:editing-cycles>
    <meta:document-statistic meta:table-count="0" meta:image-count="0" meta:object-count="0" meta:page-count="3" meta:paragraph-count="52" meta:word-count="1837" meta:character-count="11362" meta:non-whitespace-character-count="9518"/>
    <meta:generator>LibreOffice/4.2.6.3$Linux_X86_64 LibreOffice_project/420m0$Build-3</meta:generator>
  </office:meta>
</office:document-meta>
</file>